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Pytorch, Optuna, Tensorboard)</text:p>
        </text:list-item>
        <text:list-item>
          <text:p text:style-name="P2">Implemented and delivered the cleanroom prescription visualizer (Python, Streamlit, Plotly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1-08T22:16:41Z</meta:creation-date>
    <dc:date>2025-11-08T22:16:41Z</dc:date>
    <meta:user-defined meta:name="pagetitle" meta:value-type="string">Nick Mazurkin – cv</meta:user-defined>
  </office:meta>
</office:document-meta>
</file>